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ntact">
      <style:text-properties fo:language="de" fo:country="DE" officeooo:rsid="001c2fff"/>
    </style:style>
    <style:style style:name="P4" style:family="paragraph" style:parent-style-name="Standard">
      <style:text-properties officeooo:paragraph-rsid="001fad04"/>
    </style:style>
    <style:style style:name="P5" style:family="paragraph" style:parent-style-name="Standard">
      <style:paragraph-properties fo:margin-top="0cm" fo:margin-bottom="0.282cm" style:contextual-spacing="false" fo:line-height="108%"/>
    </style:style>
    <style:style style:name="P6" style:family="paragraph" style:parent-style-name="Normal_20_with_20_left_20_border">
      <style:text-properties officeooo:paragraph-rsid="002237f4"/>
    </style:style>
    <style:style style:name="P7" style:family="paragraph" style:parent-style-name="Normal_20_with_20_left_20_border">
      <style:text-properties officeooo:paragraph-rsid="0025714f"/>
    </style:style>
    <style:style style:name="P8" style:family="paragraph" style:parent-style-name="Normal_20_with_20_left_20_border">
      <style:text-properties officeooo:paragraph-rsid="002704b8"/>
    </style:style>
    <style:style style:name="P9" style:family="paragraph" style:parent-style-name="Skills_20_used">
      <style:text-properties fo:language="fr" fo:country="FR" officeooo:rsid="002237f4" officeooo:paragraph-rsid="002237f4"/>
    </style:style>
    <style:style style:name="P10" style:family="paragraph" style:parent-style-name="Normal_20_with_20_left_20_border">
      <style:text-properties fo:language="fr" fo:country="FR" officeooo:rsid="0024592e" officeooo:paragraph-rsid="002237f4"/>
    </style:style>
    <style:style style:name="P11" style:family="paragraph" style:parent-style-name="Normal_20_with_20_left_20_border">
      <style:text-properties fo:language="de" fo:country="DE" officeooo:paragraph-rsid="002237f4"/>
    </style:style>
    <style:style style:name="P12" style:family="paragraph" style:parent-style-name="Heading_20_1">
      <style:text-properties fo:language="en" fo:country="US" officeooo:paragraph-rsid="0028eef9"/>
    </style:style>
    <style:style style:name="P13" style:family="paragraph" style:parent-style-name="Heading_20_1">
      <style:text-properties fo:language="de" fo:country="CH"/>
    </style:style>
    <style:style style:name="P14" style:family="paragraph" style:parent-style-name="Heading_20_1">
      <style:text-properties fo:language="de" fo:country="DE"/>
    </style:style>
    <style:style style:name="P15" style:family="paragraph" style:parent-style-name="Heading_20_1">
      <style:text-properties officeooo:paragraph-rsid="0028eef9"/>
    </style:style>
    <style:style style:name="P16" style:family="paragraph" style:parent-style-name="Name">
      <style:paragraph-properties fo:break-before="page"/>
      <style:text-properties fo:language="de" fo:country="DE" officeooo:rsid="001c2fff"/>
    </style:style>
    <style:style style:name="P17" style:family="paragraph" style:parent-style-name="Standard">
      <style:text-properties fo:language="de" fo:country="DE"/>
    </style:style>
    <style:style style:name="P18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8eef9" style:font-size-asian="9pt" style:font-size-complex="9pt"/>
    </style:style>
    <style:style style:name="P1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8eef9" style:font-size-asian="9pt" style:font-size-complex="9pt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28eef9" style:font-size-asian="11pt" style:font-size-complex="11pt"/>
    </style:style>
    <style:style style:name="P2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8eef9" style:font-size-asian="12pt" style:font-size-complex="12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2237f4"/>
    </style:style>
    <style:style style:name="T3" style:family="text">
      <style:text-properties fo:language="de" fo:country="CH"/>
    </style:style>
    <style:style style:name="T4" style:family="text">
      <style:text-properties fo:language="de" fo:country="CH" officeooo:rsid="001fad04"/>
    </style:style>
    <style:style style:name="T5" style:family="text">
      <style:text-properties fo:language="de" fo:country="CH" officeooo:rsid="0025714f"/>
    </style:style>
    <style:style style:name="T6" style:family="text">
      <style:text-properties fo:color="#7f7f7f" loext:opacity="100%" style:font-name="Verdana" fo:language="fr" fo:country="FR" fo:font-weight="normal" officeooo:rsid="001e2d17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font-name="Verdana" fo:letter-spacing="0.035cm" fo:language="de" fo:country="DE" fo:font-weight="bold" officeooo:rsid="002237f4" style:font-weight-asian="bold"/>
    </style:style>
    <style:style style:name="T8" style:family="text">
      <style:text-properties fo:font-variant="normal" fo:text-transform="none" style:use-window-font-color="true" loext:opacity="0%" style:font-name="Verdana" fo:letter-spacing="0.035cm" fo:language="de" fo:country="DE" fo:font-weight="normal" officeooo:rsid="002704b8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font-name="Verdana" fo:letter-spacing="0.035cm" fo:language="de" fo:country="CH" fo:font-weight="bold" officeooo:rsid="0025714f" style:font-weight-asian="bold"/>
    </style:style>
    <style:style style:name="T10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>[NAME], [STREET], [PLZ_WITH_LOCATION]</text:p>
      <text:p text:style-name="P20">Anrede</text:p>
      <text:p text:style-name="P20">Vorname Name</text:p>
      <text:p text:style-name="P20">Firma</text:p>
      <text:p text:style-name="P20">Adresse</text:p>
      <text:p text:style-name="P20">PLZ Ort</text:p>
      <text:p text:style-name="P21"/>
      <text:p text:style-name="P21"/>
      <text:p text:style-name="P21"/>
      <text:p text:style-name="P21"/>
      <text:p text:style-name="Normal"><text:span text:style-name="T10">[LOCATION]</text:span>, <text:span text:style-name="T10"><text:date style:data-style-name="N10081" text:date-value="2021-11-17T21:37:23.085687188">17. November 2021</text:date></text:span></text:p>
      <text:p text:style-name="P21"/>
      <text:list xml:id="list1909072706" text:style-name="Outline">
        <text:list-item>
          <text:h text:style-name="P15" text:outline-level="1">Bewerbung als [JOB_TITLE]</text:h>
        </text:list-item>
      </text:list>
      <text:p text:style-name="P21"/>
      <text:p text:style-name="Normal">Sehr geehrte Damen und Herren</text:p>
      <text:p text:style-name="Normal"/>
      <text:p text:style-name="Normal">[MOTIVATION_LETTER_WHY_YOU]</text:p>
      <text:p text:style-name="Normal"/>
      <text:p text:style-name="Normal">[MOTIVATION_LETTER_WHY_ME]</text:p>
      <text:p text:style-name="Normal"/>
      <text:p text:style-name="Normal">[MOTIVATION_LETTER_WHY_US]</text:p>
      <text:p text:style-name="Normal"/>
      <text:p text:style-name="Normal">Freundliche Grüße</text:p>
      <text:p text:style-name="Normal"/>
      <text:p text:style-name="Normal">[NAME]</text:p>
      <text:p text:style-name="P16">[NAME]</text:p>
      <text:p text:style-name="P3">[STREET]</text:p>
      <text:p text:style-name="P3">[PLZ_WITH_LOCATION]</text:p>
      <text:p text:style-name="P3">[PHONE]</text:p>
      <text:p text:style-name="P3">[EMAIL]</text:p>
      <text:list xml:id="list213724578793196" text:continue-numbering="true" text:style-name="Outline">
        <text:list-item>
          <text:h text:style-name="P12" text:outline-level="1">ZUSAMMENFASSUNG</text:h>
        </text:list-item>
      </text:list>
      <text:p text:style-name="Standard"/>
      <text:p text:style-name="Normal_20_with_20_left_20_border"><text:span text:style-name="Bold_20_Expanded"><text:span text:style-name="T6">[SHORT_DESCRIPTION]</text:span></text:span></text:p>
      <text:p text:style-name="P1"/>
      <text:list xml:id="list213723359693019" text:continue-numbering="true" text:style-name="Outline">
        <text:list-item>
          <text:h text:style-name="P13" text:outline-level="1">BERUFLICHER WERDEGANG</text:h>
        </text:list-item>
      </text:list>
      <text:p text:style-name="P4"><text:span text:style-name="Bold_20_Expanded"><text:span text:style-name="T4"/></text:span></text:p>
      <text:section text:style-name="Sect1" text:name="experience-section">
        <text:p text:style-name="P6"><text:span text:style-name="Bold_20_Expanded"><text:span text:style-name="T7">[CV_UNIT_NAME]</text:span></text:span><text:span text:style-name="Bold_20_Expanded"><text:span text:style-name="T1"> </text:span></text:span><text:span text:style-name="T1">- </text:span><text:span text:style-name="T2">[CV_UNIT_LOCATION]</text:span><text:span text:style-name="T1">, </text:span><text:span text:style-name="T2">[CV_UNIT_START_DATE_YEAR] </text:span><text:span text:style-name="T1">/ </text:span><text:span text:style-name="T2">[CV_UNIT_END_DATE_YEAR]</text:span></text:p>
        <text:p text:style-name="P9">[CV_UNIT_COMPANY]</text:p>
        <text:p text:style-name="P10">[CV_UNIT_CONTENT]</text:p>
        <text:p text:style-name="P11"/>
      </text:section>
      <text:p text:style-name="Standard"/>
      <text:list xml:id="list213725325837431" text:continue-numbering="true" text:style-name="Outline">
        <text:list-item>
          <text:h text:style-name="P13" text:outline-level="1">AUSBILDUNG</text:h>
        </text:list-item>
      </text:list>
      <text:p text:style-name="P2"/>
      <text:section text:style-name="Sect1" text:name="education-section">
        <text:p text:style-name="P7"><text:span text:style-name="Bold_20_Expanded"><text:span text:style-name="T9">[CV_UNIT_NAME]</text:span></text:span><text:span text:style-name="Bold_20_Expanded"><text:span text:style-name="T3"> </text:span></text:span><text:span text:style-name="T5">[CV_UNIT_COMPANY]</text:span><text:span text:style-name="T3">, </text:span><text:span text:style-name="T2">[CV_UNIT_START_DATE_YEAR] </text:span><text:span text:style-name="T1">/ </text:span><text:span text:style-name="T2">[CV_UNIT_END_DATE_YEAR]</text:span></text:p>
      </text:section>
      <text:p text:style-name="P2"/>
      <text:list xml:id="list213723444910314" text:continue-numbering="true" text:style-name="Outline">
        <text:list-item>
          <text:h text:style-name="P14" text:outline-level="1">FÄHIGKEITEN</text:h>
        </text:list-item>
      </text:list>
      <text:p text:style-name="P2"/>
      <text:section text:style-name="Sect1" text:name="skills-section">
        <text:p text:style-name="P8"><text:span text:style-name="Bold_20_Expanded"><text:span text:style-name="T9">[CV_UNIT_NAME]: </text:span></text:span><text:span text:style-name="Bold_20_Expanded"><text:span text:style-name="T8">[CV_UNIT_CONTENT]</text:span></text:span></text:p>
      </text:section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cm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06cm" fo:margin-bottom="0cm" style:contextual-spacing="false"/>
      <style:text-properties fo:color="#6f4f32" loext:opacity="100%" fo:font-size="20pt" fo:letter-spacing="0.035cm" fo:language="es" fo:country="ES" fo:font-weight="bold" style:font-size-asian="20pt" style:font-weight-asian="bold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404040" loext:opacity="100%" fo:letter-spacing="0.035cm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.106cm" style:contextual-spacing="false"/>
      <style:text-properties fo:color="#404040" loext:opacity="100%" fo:font-style="italic" style:font-style-asian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style:contextual-spacing="false" fo:keep-together="always" fo:keep-with-next="always"/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Name" style:family="paragraph" style:default-outline-level="" style:list-style-name="">
      <style:text-properties fo:text-transform="uppercase" fo:letter-spacing="0.071cm"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Normal_20_with_20_left_20_border" style:display-name="Normal with left border" style:family="paragraph" style:parent-style-name="Standard" style:default-outline-level="" style:list-style-name="">
      <style:paragraph-properties fo:margin-left="1.27cm" fo:margin-right="0cm" fo:margin-top="0cm" fo:margin-bottom="0cm" style:contextual-spacing="false" fo:line-height="115%" fo:text-indent="0cm" style:auto-text-indent="false" fo:padding-left="0.494cm" fo:padding-right="0cm" fo:padding-top="0cm" fo:padding-bottom="0cm" fo:border-left="4.99pt solid #94c600" fo:border-right="none" fo:border-top="none" fo:border-bottom="none"/>
      <style:text-properties fo:language="es" fo:country="ES"/>
    </style:style>
    <style:style style:name="Contact" style:family="paragraph" style:parent-style-name="No_20_Spacing" style:default-outline-level="" style:list-style-name="">
      <style:paragraph-properties fo:text-align="end" style:justify-single-word="false"/>
      <style:text-properties fo:color="#7f7f7f" loext:opacity="100%"/>
    </style:style>
    <style:style style:name="Skills_20_used" style:display-name="Skills used" style:family="paragraph" style:parent-style-name="Normal_20_with_20_left_20_border" style:default-outline-level="" style:list-style-name="">
      <style:text-properties fo:color="#7f7f7f" loext:opacity="100%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e682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fo:color="#6f4f32" loext:opacity="100%" style:font-name="Verdana" fo:font-family="Verdana" style:font-family-generic="roman" style:font-pitch="variable" fo:font-size="20pt" fo:letter-spacing="0.035cm" fo:language="es" fo:country="ES" fo:font-weight="bold" style:font-size-asian="20pt" style:font-weight-asian="bold" style:font-size-complex="20pt"/>
    </style:style>
    <style:style style:name="Überschrift_20_2_20_Zchn" style:display-name="Überschrift 2 Zchn" style:family="text" style:parent-style-name="Default_20_Paragraph_20_Font">
      <style:text-properties fo:color="#404040" loext:opacity="100%" style:font-name="Verdana" fo:font-family="Verdana" style:font-family-generic="roman" style:font-pitch="variable" fo:letter-spacing="0.035cm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404040" loext:opacity="100%" style:font-name="Verdana" fo:font-family="Verdana" style:font-family-generic="roman" style:font-pitch="variable" fo:font-style="italic" style:font-style-asian="italic"/>
    </style:style>
    <style:style style:name="Überschrift_20_4_20_Zchn" style:display-name="Überschrift 4 Zchn" style:family="text" style:parent-style-name="Default_20_Paragraph_20_Font"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ld_20_Expanded" style:display-name="Bold Expanded" style:family="text" style:parent-style-name="Default_20_Paragraph_20_Font">
      <style:text-properties fo:font-variant="normal" fo:text-transform="none" fo:letter-spacing="0.035cm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hps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16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19</meta:editing-cycles>
    <meta:print-date>2019-06-18T11:52:28.44</meta:print-date>
    <meta:creation-date>2019-05-18T18:06:00</meta:creation-date>
    <dc:date>2021-11-17T21:37:22.701496451</dc:date>
    <meta:editing-duration>PT22M47S</meta:editing-duration>
    <meta:generator>LibreOffice/7.2.3.1$Linux_X86_64 LibreOffice_project/7b257967b9cd574cb72598999edde852baa10d80</meta:generator>
    <meta:document-statistic meta:table-count="0" meta:image-count="0" meta:object-count="0" meta:page-count="2" meta:paragraph-count="29" meta:word-count="54" meta:character-count="622" meta:non-whitespace-character-count="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